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0.991cm" style:rel-column-width="3821*"/>
    </style:style>
    <style:style style:name="表5.B" style:family="table-column">
      <style:table-column-properties style:column-width="16.009cm" style:rel-column-width="61714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0.991cm" style:rel-column-width="3821*"/>
    </style:style>
    <style:style style:name="表7.B" style:family="table-column">
      <style:table-column-properties style:column-width="16.009cm" style:rel-column-width="61714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0.991cm" style:rel-column-width="3821*"/>
    </style:style>
    <style:style style:name="表8.B" style:family="table-column">
      <style:table-column-properties style:column-width="16.009cm" style:rel-column-width="61714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3658*"/>
    </style:style>
    <style:style style:name="表3.B" style:family="table-column">
      <style:table-column-properties style:column-width="10.384cm" style:rel-column-width="40029*"/>
    </style:style>
    <style:style style:name="表3.C" style:family="table-column">
      <style:table-column-properties style:column-width="5.667cm" style:rel-column-width="2184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4" style:family="table-cell">
      <style:table-cell-properties fo:background-color="#ff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9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3" style:family="paragraph" style:parent-style-name="Text_20_body">
      <style:paragraph-properties fo:margin-top="0cm" fo:margin-bottom="0cm" fo:line-height="100%" style:writing-mode="lr-tb"/>
      <style:text-properties style:font-name="メイリオ" fo:font-size="13pt" style:font-name-asian="メイリオ" style:font-size-asian="13pt" style:font-size-complex="13pt"/>
    </style:style>
    <style:style style:name="P14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5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6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7" style:family="paragraph" style:parent-style-name="Table_20_Contents" style:list-style-name="L28">
      <style:paragraph-properties fo:line-height="100%"/>
    </style:style>
    <style:style style:name="P18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1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4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5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7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8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9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0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1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2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3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4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5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6" style:family="paragraph" style:parent-style-name="Text_20_body" style:list-style-name="L1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7" style:family="paragraph" style:parent-style-name="Text_20_body" style:list-style-name="L2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8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9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0" style:family="paragraph" style:parent-style-name="Text_20_body" style:list-style-name="L2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5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53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54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55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font-size="13pt" style:font-size-asian="14pt" style:font-size-complex="14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style:style style:name="T7" style:family="text">
      <style:text-properties style:font-name="メイリオ" fo:font-size="13pt" style:font-name-asian="メイリオ" style:font-size-asian="14pt" style:font-size-complex="14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---------------------------------------</text:p>
      <text:p text:style-name="P3">2020年4月19日23:43:15</text:p>
      <text:p text:style-name="P3"/>
      <text:p text:style-name="P3"><text:tab/>https://eman-physics.net/relativity/ext_geo.html<text:tab/>測地線の方程式の展開</text:p>
      <text:p text:style-name="P3"/>
      <text:p text:style-name="P3"/>
      <text:p text:style-name="P3"><text:tab/>next</text:p>
      <text:p text:style-name="P3"><text:tab/><text:tab/>eman : https://eman-physics.net/relativity/variant.html<text:tab/>反変ベクトル・共変ベクトル</text:p>
      <text:p text:style-name="P3"><text:tab/><text:tab/>https://www.matrixdisclosure.com/nikola-tesla-dynamic-theory-gravity/</text:p>
      <text:p text:style-name="P3"><text:tab/><text:tab/><text:tab/>https://duckduckgo.com/?q=ufo+relativity&amp;t=opera&amp;ia=web</text:p>
      <text:p text:style-name="P3"><text:tab/><text:tab/></text:p>
      <text:p text:style-name="P3"><text:tab/><text:tab/>]23:44:46</text:p>
      <text:p text:style-name="P3"/>
      <text:p text:style-name="P3"/>
      <text:p text:style-name="P3">------------------------------------------</text:p>
      <text:p text:style-name="P3">2020年4月21日14:44:59</text:p>
      <text:p text:style-name="P3"/>
      <text:p text:style-name="P3"><text:tab/>#https://www.matrixdisclosure.com/nikola-tesla-dynamic-theory-gravity/<text:tab/>:d-1</text:p>
      <text:p text:style-name="P3"><text:tab/><text:tab/>field effect<text:tab/>:w</text:p>
      <text:p text:style-name="P3"><text:tab/><text:tab/>#2<text:tab/>Initially developed</text:p>
      <text:p text:style-name="P3"><text:tab/><text:tab/>#3<text:tab/>Tesla published a prepared statement</text:p>
      <text:p text:style-name="P3"><text:tab/><text:tab/>#4<text:tab/>straightening out the curves. </text:p>
      <text:p text:style-name="P3"><text:tab/><text:tab/>#5<text:tab/>It is important to correctly comprehend</text:p>
      <text:p text:style-name="P3"><text:soft-page-break/><text:tab/></text:p>
      <text:p text:style-name="P3"><text:tab/>https://teslaresearch.jimdofree.com/dynamic-theory-of-gravity/<text:tab/>:d-2, M-2</text:p>
      <text:p text:style-name="P3"><text:tab/><text:tab/>#1<text:tab/> <text:tab/>that condensed into solid matter. </text:p>
      <text:p text:style-name="P3"><text:tab/><text:tab/>#2(1)<text:tab/>Mr. Tesla's vision: How the</text:p>
      <text:p text:style-name="P3"><text:tab/><text:tab/>#3(1)<text:tab/>"The primary substance, thrown</text:p>
      <text:p text:style-name="P3"><text:tab/><text:tab/>#4(1)<text:tab/>"According to an adopted theory</text:p>
      <text:p text:style-name="P3"><text:tab/><text:tab/>#5<text:tab/> In the 19th Century, scientists</text:p>
      <text:p text:style-name="P3"><text:tab/><text:tab/>#6<text:tab/> Hertz showed that moving </text:p>
      <text:p text:style-name="P3"><text:tab/><text:tab/>#7<text:tab/> On the book ‘Universe and</text:p>
      <text:p text:style-name="P3"/>
      <text:p text:style-name="P3"><text:tab/>next</text:p>
      <text:p text:style-name="P3"><text:tab/><text:tab/>cont. : M-2 (==&gt; see memo)</text:p>
      <text:p text:style-name="P3"><text:tab/></text:p>
      <text:p text:style-name="P3"><text:tab/>]15:57:40</text:p>
      <text:p text:style-name="P2"/>
      <text:p text:style-name="P5"/>
      <text:p text:style-name="P4"><text:span text:style-name="T1">24_11</text:span>--------------------------------------------------------------------</text:p>
      <text:p text:style-name="P7">res free# JVEMV6 37# 24_3 / 37. miscs / 24. UFO-science / 20200430_174122</text:p>
      <text:p text:style-name="P5"/>
      <text:p text:style-name="P4">[do] <text:span text:style-name="T4">#_ </text:span></text:p>
      <text:list xml:id="list2110214007000134016" text:style-name="L1">
        <text:list-item>
          <text:p text:style-name="P20">REVIEW </text:p>
        </text:list-item>
        <text:list-item>
          <text:p text:style-name="P20">TASK-1</text:p>
          <text:list>
            <text:list-item>
              <text:list>
                <text:list-item>
                  <text:list>
                    <text:list-item>
                      <text:p text:style-name="P33">#1<text:tab/> <text:tab/>that condensed into solid matter. </text:p>
                    </text:list-item>
                    <text:list-item>
                      <text:p text:style-name="P33">#2(1)<text:tab/>Mr. Tesla's vision: How the</text:p>
                    </text:list-item>
                    <text:list-item>
                      <text:p text:style-name="P33">#3(1)<text:tab/>"The primary substance, thrown</text:p>
                    </text:list-item>
                    <text:list-item>
                      <text:p text:style-name="P33"><text:soft-page-break/>#4(1)<text:tab/>"According to an adopted theory</text:p>
                    </text:list-item>
                    <text:list-item>
                      <text:p text:style-name="P33">#5<text:tab/> In the 19th Century, scientists</text:p>
                    </text:list-item>
                    <text:list-item>
                      <text:p text:style-name="P33">#6<text:tab/> Hertz showed that moving </text:p>
                    </text:list-item>
                    <text:list-item>
                      <text:p text:style-name="P33">#7<text:tab/> On the book ‘Universe and</text:p>
                    </text:list-item>
                  </text:list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33">#7<text:tab/> On the book ‘Universe and</text:p>
                </text:list-item>
                <text:list-item>
                  <text:p text:style-name="P33">#8<text:tab/>How does it come about that </text:p>
                </text:list-item>
              </text:list>
            </text:list-item>
          </text:list>
        </text:list-item>
      </text:list>
      <text:p text:style-name="P11"/>
      <text:p text:style-name="P4">[next]</text:p>
      <text:list xml:id="list9084408017065925879" text:style-name="L2">
        <text:list-item>
          <text:p text:style-name="P37">TASK : M-2 : #8</text:p>
        </text:list-item>
      </text:list>
      <text:p text:style-name="P4">[further]</text:p>
      <text:list xml:id="list2467194034082449646" text:style-name="L3">
        <text:list-item>
          <text:p text:style-name="P38"/>
        </text:list-item>
      </text:list>
      <text:p text:style-name="P9"><text:line-break/><text:span text:style-name="T5">[/ XXX] 20200430_174020</text:span></text:p>
      <text:p text:style-name="P10"/>
      <text:p text:style-name="P2"/>
      <text:p text:style-name="P5"/>
      <text:p text:style-name="P4"><text:span text:style-name="T1">24_X</text:span>--------------------------------------------------------------------</text:p>
      <text:p text:style-name="P7">res free# JVEMV6 37# 24_4 / 37. miscs / 24. UFO-science / 20200505_172653</text:p>
      <text:p text:style-name="P4"/>
      <text:p text:style-name="P4">[do] <text:span text:style-name="T4">#_ </text:span></text:p>
      <text:list xml:id="list229226577884996998" text:style-name="L4">
        <text:list-item>
          <text:p text:style-name="P21">REVIEW </text:p>
        </text:list-item>
        <text:list-item>
          <text:p text:style-name="P21">TASK-1 : M-2 : #8</text:p>
          <text:list>
            <text:list-item>
              <text:p text:style-name="P34">#8<text:tab/>How does it come about that </text:p>
              <text:list>
                <text:list-item>
                  <text:p text:style-name="P34"><text:soft-page-break/>the undulatory theory<text:tab/>:w</text:p>
                </text:list-item>
              </text:list>
            </text:list-item>
            <text:list-item>
              <text:p text:style-name="P34">#9<text:tab/>In modern physics, gravitational waves </text:p>
            </text:list-item>
            <text:list-item>
              <text:p text:style-name="P34">#10 Statement of Tesla Relating to Force and Matter - Uknown - April 15, 1932: </text:p>
            </text:list-item>
          </text:list>
        </text:list-item>
      </text:list>
      <text:p text:style-name="P11"/>
      <text:p text:style-name="P4">[next]</text:p>
      <text:list xml:id="list4578936085473318628" text:style-name="L5">
        <text:list-item>
          <text:p text:style-name="P22">TASK : M-2 : <text:a xlink:type="simple" xlink:href="https://teslaresearch.jimdofree.com/dynamic-theory-of-gravity/" text:style-name="Internet_20_link" text:visited-style-name="Visited_20_Internet_20_Link">https://teslaresearch.jimdofree.com/dynamic-theory-of-gravity/</text:a></text:p>
          <text:list>
            <text:list-item>
              <text:p text:style-name="P22">#10<text:tab/>“<text:span text:style-name="T2"> Statement of Tesla Relating to Force and Matter - Uknown - April 15, 1932: </text:span>”</text:p>
            </text:list-item>
          </text:list>
        </text:list-item>
      </text:list>
      <text:p text:style-name="P4">[further]</text:p>
      <text:list xml:id="list2732941330029770934" text:style-name="L6">
        <text:list-item>
          <text:p text:style-name="P39"/>
        </text:list-item>
      </text:list>
      <text:p text:style-name="P9"><text:line-break/><text:span text:style-name="T5">[/ XXX] 20200505_180526</text:span></text:p>
      <text:p text:style-name="P9"/>
      <text:p text:style-name="P2"/>
      <text:p text:style-name="P5"/>
      <text:p text:style-name="P4"><text:span text:style-name="T1">24.1_X</text:span>--------------------------------------------------------------------</text:p>
      <text:p text:style-name="P7">[1] res free# JVEMV6 37# 24.1_1 / 37. miscs / 24. UFO-science / 1. eman: / 20200525_172423</text:p>
      <text:p text:style-name="P7"/>
      <text:p text:style-name="P4"/>
      <text:p text:style-name="P4">[do] <text:span text:style-name="T4">#_ </text:span></text:p>
      <text:list xml:id="list5941940909546119821" text:style-name="L7">
        <text:list-item>
          <text:p text:style-name="P23">REVIEW </text:p>
        </text:list-item>
        <text:list-item>
          <text:p text:style-name="P23">TASK-1 : M-3<text:tab/>:d-1</text:p>
          <text:list>
            <text:list-item>
              <text:p text:style-name="P23"><text:soft-page-break/>read</text:p>
            </text:list-item>
          </text:list>
        </text:list-item>
      </text:list>
      <text:section text:style-name="Sect1" text:name="セクション1">
        <text:list xml:id="list37229764" text:continue-numbering="true" text:style-name="L7">
          <text:list-item>
            <text:list>
              <text:list-item>
                <text:list>
                  <text:list-item>
                    <text:p text:style-name="P23">#1 微小な距離</text:p>
                  </text:list-item>
                  <text:list-item>
                    <text:p text:style-name="P23">#2 もしもこの</text:p>
                  </text:list-item>
                  <text:list-item>
                    <text:p text:style-name="P23">#3 ところで先ほどの</text:p>
                  </text:list-item>
                  <text:list-item>
                    <text:p text:style-name="P23">#4 さあ、ここまでの内容</text:p>
                  </text:list-item>
                  <text:list-item>
                    <text:p text:style-name="P23">#5 これを今回の場合</text:p>
                  </text:list-item>
                  <text:list-item>
                    <text:p text:style-name="P23">#6 大変面白いことに、計量は</text:p>
                  </text:list-item>
                </text:list>
              </text:list-item>
            </text:list>
          </text:list-item>
        </text:list>
      </text:section>
      <text:list xml:id="list37226730" text:continue-numbering="true" text:style-name="L7">
        <text:list-item>
          <text:list>
            <text:list-item>
              <text:p text:style-name="P23">search</text:p>
              <text:list>
                <text:list-item>
                  <text:p text:style-name="P32">座標変換 極座標</text:p>
                </text:list-item>
              </text:list>
            </text:list-item>
            <text:list-item>
              <text:p text:style-name="P23">came to know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5">1</text:p>
          </table:table-cell>
          <table:table-cell table:style-name="表5.B1" office:value-type="string">
            <text:p text:style-name="P16">極座標の計量は　=&gt;　座標上の位置によって、値が変わる</text:p>
            <text:p text:style-name="P16">　=&gt;　(i.e.) 計量の式に、変数が入っている</text:p>
            <text:p text:style-name="P16">　=&gt;　(i.e.) 変化後の座標の他に、ds^2 を決める変数　=&gt;　存在する。</text:p>
          </table:table-cell>
        </table:table-row>
        <table:table-row>
          <table:table-cell table:style-name="表5.A2" office:value-type="float" office:value="2">
            <text:p text:style-name="P15">2</text:p>
          </table:table-cell>
          <table:table-cell table:style-name="表5.B2" office:value-type="string">
            <text:p text:style-name="P16">（他方、）デカルト座標の計量　=&gt;　入っていない</text:p>
            <text:p text:style-name="P16">　=&gt;　(i.e.) 座標だけで、ds^2 の値が、決まる</text:p>
          </table:table-cell>
        </table:table-row>
      </table:table>
      <text:list xml:id="list37242534" text:continue-numbering="true" text:style-name="L7">
        <text:list-item>
          <text:list>
            <text:list-item>
              <text:p text:style-name="P23"/>
            </text:list-item>
          </text:list>
        </text:list-item>
      </text:list>
      <text:p text:style-name="P11"/>
      <text:p text:style-name="P4">[next]</text:p>
      <text:list xml:id="list3619991417729361979" text:style-name="L8">
        <text:list-item>
          <text:p text:style-name="P40">TASK : continue ==&gt; M-3 / #6</text:p>
        </text:list-item>
      </text:list>
      <text:p text:style-name="P4">[further]</text:p>
      <text:list xml:id="list4033393089566278876" text:style-name="L9">
        <text:list-item>
          <text:p text:style-name="P41"/>
        </text:list-item>
      </text:list>
      <text:p text:style-name="P9"><text:line-break/><text:span text:style-name="T5">[/ XXX] 20200525_183040</text:span></text:p>
      <text:p text:style-name="P9"/>
      <text:p text:style-name="P2"/>
      <text:p text:style-name="P4"><text:soft-page-break/><text:span text:style-name="T1">24.1_1</text:span>--------------------------------------------------------------------</text:p>
      <text:p text:style-name="P7">[2] res free# JVEMV6 37# 24.1_X / 37. miscs / 24. UFO-science / 1. eman:relativity / 20200526_173601</text:p>
      <text:p text:style-name="P3"/>
      <text:p text:style-name="P4">[do] <text:span text:style-name="T4">#_ </text:span></text:p>
      <text:list xml:id="list4656180258591839332" text:style-name="L10">
        <text:list-item>
          <text:p text:style-name="P24">REVIEW </text:p>
        </text:list-item>
        <text:list-item>
          <text:p text:style-name="P24"><text:span text:style-name="T4">#_ </text:span>TASK-1 : M-3 / #6<text:tab/>:d-1</text:p>
          <text:list>
            <text:list-item>
              <text:p text:style-name="P24">read</text:p>
            </text:list-item>
          </text:list>
        </text:list-item>
      </text:list>
      <text:section text:style-name="Sect1" text:name="セクション2">
        <text:list xml:id="list37246872" text:continue-numbering="true" text:style-name="L10">
          <text:list-item>
            <text:list>
              <text:list-item>
                <text:list>
                  <text:list-item>
                    <text:p text:style-name="P24">#6 大変面白いことに、計量は</text:p>
                  </text:list-item>
                  <text:list-item>
                    <text:p text:style-name="P24">#7 ここまで来れば、</text:p>
                  </text:list-item>
                  <text:list-item>
                    <text:p text:style-name="P24">#8 この変換法を使えば、</text:p>
                  </text:list-item>
                  <text:list-item>
                    <text:p text:style-name="P24">#9 デカルト座標を使っている限り</text:p>
                  </text:list-item>
                  <text:list-item>
                    <text:p text:style-name="P24">#10 では共変ベクトル的な座標を</text:p>
                  </text:list-item>
                </text:list>
              </text:list-item>
            </text:list>
          </text:list-item>
        </text:list>
      </text:section>
      <text:list xml:id="list37239883" text:continue-numbering="true" text:style-name="L10">
        <text:list-item>
          <text:list>
            <text:list-item>
              <text:p text:style-name="P24">came to know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5">1</text:p>
          </table:table-cell>
          <table:table-cell table:style-name="表14.B1" office:value-type="string">
            <text:p text:style-name="P16">反変ベクトルに、前から、計量テンソルを掛けると　=&gt;　共変ベクトルのようにふるまうものに、変わる</text:p>
          </table:table-cell>
        </table:table-row>
      </table:table>
      <text:list xml:id="list37234140" text:continue-numbering="true" text:style-name="L10">
        <text:list-item>
          <text:list>
            <text:list-item>
              <text:p text:style-name="P24">wanna-know</text:p>
            </text:list-item>
          </text:list>
        </text:list-item>
        <text:list-item>
          <text:p text:style-name="P24">TASK-2 : M-6<text:tab/>:d-2 </text:p>
          <text:list>
            <text:list-item>
              <text:p text:style-name="P24">read</text:p>
            </text:list-item>
          </text:list>
        </text:list-item>
      </text:list>
      <text:section text:style-name="Sect1" text:name="セクション4">
        <text:list xml:id="list37242778" text:continue-numbering="true" text:style-name="L10">
          <text:list-item>
            <text:list>
              <text:list-item>
                <text:list>
                  <text:list-item>
                    <text:p text:style-name="P24">#1ベクトルには位置ベクトル</text:p>
                  </text:list-item>
                  <text:list-item>
                    <text:p text:style-name="P24">#2 座標変換しても値が</text:p>
                  </text:list-item>
                  <text:list-item>
                    <text:p text:style-name="P24">#3 普段よく目にするベクトルの</text:p>
                  </text:list-item>
                  <text:list-item>
                    <text:p text:style-name="P24">#4 二つは打ち消し合う</text:p>
                  </text:list-item>
                </text:list>
              </text:list-item>
            </text:list>
          </text:list-item>
        </text:list>
      </text:section>
      <text:list xml:id="list37230271" text:continue-numbering="true" text:style-name="L10">
        <text:list-item>
          <text:list>
            <text:list-item>
              <text:p text:style-name="P24">came to know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float" office:value="1">
            <text:p text:style-name="P15">1</text:p>
          </table:table-cell>
          <table:table-cell table:style-name="表7.B1" office:value-type="string">
            <text:p text:style-name="P16">反変ベクトルの、変換式：各要素の式の右辺。各項の、微分演算子の、分母の変数。　=&gt;　が、各項ごとに、変わる</text:p>
          </table:table-cell>
        </table:table-row>
        <table:table-row>
          <table:table-cell table:style-name="表7.A2" office:value-type="float" office:value="2">
            <text:p text:style-name="P15">2</text:p>
          </table:table-cell>
          <table:table-cell table:style-name="表7.B2" office:value-type="string">
            <text:p text:style-name="P16">共変ベクトルの、変換式：各要素の式の右辺。各項の、微分演算子の、分子の変数。　=&gt;　が、各項ごとに、変わる</text:p>
          </table:table-cell>
        </table:table-row>
      </table:table>
      <text:list xml:id="list37248292" text:continue-numbering="true" text:style-name="L10">
        <text:list-item>
          <text:list>
            <text:list-item>
              <text:p text:style-name="P24"><text:soft-page-break/>wanna-know</text:p>
            </text:list-item>
          </text:list>
        </text:list-item>
      </text:list>
      <text:p text:style-name="P11"/>
      <text:p text:style-name="P4">[next]</text:p>
      <text:list xml:id="list1041218323814809233" text:style-name="L11">
        <text:list-item>
          <text:p text:style-name="P25">TASK : continue ==&gt; “#4 二つは打ち消し合う”</text:p>
        </text:list-item>
      </text:list>
      <text:p text:style-name="P4">[further]</text:p>
      <text:list xml:id="list5173019248374368942" text:style-name="L12">
        <text:list-item>
          <text:p text:style-name="P42"/>
        </text:list-item>
      </text:list>
      <text:p text:style-name="P9"><text:line-break/><text:span text:style-name="T5">[/ XXX] 20200526_173541</text:span></text:p>
      <text:p text:style-name="P3"/>
      <text:p text:style-name="P2"/>
      <text:p text:style-name="P4"><text:span text:style-name="T1">24.1_1</text:span>--------------------------------------------------------------------</text:p>
      <text:p text:style-name="P7">[2] res free# JVEMV6 37# 24.1_X / 37. miscs / 24. UFO-science / 1. eman:relativity / 20200526_173601</text:p>
      <text:p text:style-name="P3"/>
      <text:p text:style-name="P4">[do] <text:span text:style-name="T4">#_ </text:span></text:p>
      <text:list xml:id="list8505848412771148059" text:style-name="L13">
        <text:list-item>
          <text:p text:style-name="P26">REVIEW </text:p>
        </text:list-item>
        <text:list-item>
          <text:p text:style-name="P26">TASK-1</text:p>
        </text:list-item>
      </text:list>
      <text:list xml:id="list2004777901456259518" text:style-name="L14">
        <text:list-item>
          <text:list>
            <text:list-item>
              <text:p text:style-name="P27">read</text:p>
            </text:list-item>
          </text:list>
        </text:list-item>
      </text:list>
      <text:section text:style-name="Sect1" text:name="セクション5">
        <text:list xml:id="list37239734" text:continue-numbering="true" text:style-name="L14">
          <text:list-item>
            <text:list>
              <text:list-item>
                <text:list>
                  <text:list-item>
                    <text:p text:style-name="P27">#4 二つは打ち消し合う</text:p>
                  </text:list-item>
                  <text:list-item>
                    <text:p text:style-name="P27">#5 変換を行列形式で表すと</text:p>
                  </text:list-item>
                  <text:list-item>
                    <text:p text:style-name="P27">#6 この関係から大変</text:p>
                  </text:list-item>
                  <text:list-item>
                    <text:p text:style-name="P27">#7 このような組み合わせで</text:p>
                  </text:list-item>
                  <text:list-item>
                    <text:p text:style-name="P27">#8 ここまで分かりやすいようにと</text:p>
                  </text:list-item>
                </text:list>
              </text:list-item>
            </text:list>
          </text:list-item>
        </text:list>
      </text:section>
      <text:list xml:id="list37249854" text:continue-numbering="true" text:style-name="L14">
        <text:list-item>
          <text:list>
            <text:list-item>
              <text:p text:style-name="P27">read : M-7</text:p>
              <text:list>
                <text:list-item>
                  <text:p text:style-name="P27">#1 まずは2変数関数の合成関数の微分を</text:p>
                </text:list-item>
                <text:list-item>
                  <text:p text:style-name="P27">#2 シュワルツの定理という</text:p>
                </text:list-item>
              </text:list>
            </text:list-item>
            <text:list-item>
              <text:p text:style-name="P27"><text:soft-page-break/>came to know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15">1</text:p>
          </table:table-cell>
          <table:table-cell table:style-name="表8.B1" office:value-type="string">
            <text:p text:style-name="P16">==&gt; see memo</text:p>
          </table:table-cell>
        </table:table-row>
        <table:table-row>
          <table:table-cell table:style-name="表8.A2" office:value-type="float" office:value="2">
            <text:p text:style-name="P15">2</text:p>
          </table:table-cell>
          <table:table-cell table:style-name="表8.B2" office:value-type="string">
            <text:p text:style-name="P16"/>
          </table:table-cell>
        </table:table-row>
      </table:table>
      <text:list xml:id="list37247388" text:continue-numbering="true" text:style-name="L14">
        <text:list-item>
          <text:list>
            <text:list-item>
              <text:p text:style-name="P27"/>
            </text:list-item>
          </text:list>
        </text:list-item>
      </text:list>
      <text:p text:style-name="P4"/>
      <text:p text:style-name="P4">[next]</text:p>
      <text:list xml:id="list7425899635388173429" text:style-name="L15">
        <text:list-item>
          <text:p text:style-name="P43">TASK : M-8</text:p>
        </text:list-item>
      </text:list>
      <text:p text:style-name="P4">[further]</text:p>
      <text:list xml:id="list5842298274078126278" text:style-name="L16">
        <text:list-item>
          <text:p text:style-name="P44"/>
        </text:list-item>
      </text:list>
      <text:p text:style-name="P9"><text:line-break/><text:span text:style-name="T5">[/ XXX] 20200527_165408</text:span></text:p>
      <text:p text:style-name="P9"/>
      <text:p text:style-name="P2"/>
      <text:p text:style-name="P3"/>
      <text:p text:style-name="P4"><text:span text:style-name="T1">24.1_2</text:span>--------------------------------------------------------------------</text:p>
      <text:p text:style-name="P7">[3] res free# JVEMV6 37#24.1_X / 37. miscs / 24. UFO-science / 1. eman:relativity / 20200610_165056</text:p>
      <text:p text:style-name="P4">aaa</text:p>
      <text:p text:style-name="P4">[do] <text:span text:style-name="T4">#_ </text:span></text:p>
      <text:list xml:id="list37243791" text:continue-list="list8505848412771148059" text:style-name="L13">
        <text:list-item>
          <text:p text:style-name="P26">REVIEW </text:p>
        </text:list-item>
        <text:list-item>
          <text:p text:style-name="P26">TASK-1 : M-4<text:tab/>:d-1</text:p>
        </text:list-item>
      </text:list>
      <text:list xml:id="list7992026245748409196" text:style-name="L17">
        <text:list-item>
          <text:list>
            <text:list-item>
              <text:p text:style-name="P28">read</text:p>
            </text:list-item>
          </text:list>
        </text:list-item>
      </text:list>
      <text:section text:style-name="Sect2" text:name="セクション6">
        <text:list xml:id="list37249729" text:continue-numbering="true" text:style-name="L17">
          <text:list-item>
            <text:list>
              <text:list-item>
                <text:list>
                  <text:list-item>
                    <text:p text:style-name="P28">#1 ここまでの話でベクトルがでてきたが</text:p>
                  </text:list-item>
                  <text:list-item>
                    <text:p text:style-name="P28">#2 これから先にある多様体</text:p>
                    <text:list>
                      <text:list-item>
                        <text:p text:style-name="P28"><text:soft-page-break/>何を基底にした数ベクトルかを注意する必要がある<text:tab/>:m</text:p>
                      </text:list-item>
                    </text:list>
                  </text:list-item>
                  <text:list-item>
                    <text:p text:style-name="P28">#4 次に座標変換と基底変換の話だが</text:p>
                    <text:list>
                      <text:list-item>
                        <text:p text:style-name="P28">ref <text:a xlink:type="simple" xlink:href="https://detail.chiebukuro.yahoo.co.jp/qa/question_detail/q1031301855" text:style-name="Internet_20_link" text:visited-style-name="Visited_20_Internet_20_Link">https://detail.chiebukuro.yahoo.co.jp/qa/question_detail/q1031301855</text:a> </text:p>
                        <text:list>
                          <text:list-item>
                            <text:p text:style-name="P28">#1 “あります．以後ベクトルを”</text:p>
                          </text:list-item>
                        </text:list>
                      </text:list-item>
                      <text:list-item>
                        <text:p text:style-name="P28">ref <text:a xlink:type="simple" xlink:href="http://cg.info.hiroshima-cu.ac.jp/~miyazaki/knowledge/tech23.html" text:style-name="Internet_20_link" text:visited-style-name="Visited_20_Internet_20_Link">http://cg.info.hiroshima-cu.ac.jp/~miyazaki/knowledge/tech23.html</text:a></text:p>
                        <text:list>
                          <text:list-item>
                            <text:p text:style-name="P28">#1 ２×２行列の逆行列の公式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8">#5 ところで基底変換とは</text:p>
                  </text:list-item>
                </text:list>
              </text:list-item>
            </text:list>
          </text:list-item>
        </text:list>
      </text:section>
      <text:list xml:id="list37245315" text:continue-numbering="true" text:style-name="L17">
        <text:list-item>
          <text:list>
            <text:list-item>
              <text:p text:style-name="P28"/>
            </text:list-item>
          </text:list>
        </text:list-item>
      </text:list>
      <text:p text:style-name="P4">[next]</text:p>
      <text:list xml:id="list2940302706597503222" text:style-name="L18">
        <text:list-item>
          <text:p text:style-name="P45">TASK : #5<text:tab/>M-4</text:p>
        </text:list-item>
      </text:list>
      <text:p text:style-name="P4">[further]</text:p>
      <text:list xml:id="list2348576707926748104" text:style-name="L19">
        <text:list-item>
          <text:p text:style-name="P46"/>
        </text:list-item>
      </text:list>
      <text:p text:style-name="P9"><text:line-break/><text:span text:style-name="T5">[/ XXX] 20200610_165125</text:span></text:p>
      <text:p text:style-name="P9"/>
      <text:p text:style-name="P2">@@@</text:p>
      <text:p text:style-name="P4"><text:span text:style-name="T1">24.1_3</text:span>--------------------------------------------------------------------</text:p>
      <text:p text:style-name="P7">[4] res free# JVEMV6 37#24.1_X / 37. miscs / 24. UFO-science / 1. eman:relativity / XXX</text:p>
      <text:p text:style-name="P5"/>
      <text:p text:style-name="P5"/>
      <text:p text:style-name="P4">[do] <text:span text:style-name="T4">#_ </text:span></text:p>
      <text:list xml:id="list2067327592831188614" text:style-name="L26">
        <text:list-item>
          <text:p text:style-name="P30"><text:soft-page-break/>REVIEW </text:p>
        </text:list-item>
        <text:list-item>
          <text:p text:style-name="P30">TASK-1</text:p>
        </text:list-item>
        <text:list-item>
          <text:p text:style-name="P30">read</text:p>
        </text:list-item>
      </text:list>
      <text:section text:style-name="Sect2" text:name="セクション7">
        <text:list xml:id="list4241106710333671276" text:style-name="L23">
          <text:list-item>
            <text:list>
              <text:list-item>
                <text:list>
                  <text:list-item>
                    <text:p text:style-name="P29">XX</text:p>
                  </text:list-item>
                  <text:list-item>
                    <text:p text:style-name="P29">XX</text:p>
                  </text:list-item>
                  <text:list-item>
                    <text:p text:style-name="P29">XX</text:p>
                  </text:list-item>
                </text:list>
              </text:list-item>
            </text:list>
          </text:list-item>
        </text:list>
      </text:section>
      <text:list xml:id="list394628881991062760" text:style-name="L27">
        <text:list-item>
          <text:p text:style-name="P31">came to know</text:p>
        </text:list-item>
        <text:list-item>
          <text:p text:style-name="P31">wanna-know</text:p>
        </text:list-item>
        <text:list-item>
          <text:p text:style-name="P31"/>
        </text:list-item>
      </text:list>
      <text:p text:style-name="P11"/>
      <text:p text:style-name="P4">[next]</text:p>
      <text:list xml:id="list3976738159581896454" text:style-name="L24">
        <text:list-item>
          <text:p text:style-name="P49">TASK</text:p>
        </text:list-item>
      </text:list>
      <text:p text:style-name="P4">[further]</text:p>
      <text:list xml:id="list3051068290161288485" text:style-name="L25">
        <text:list-item>
          <text:p text:style-name="P50"/>
        </text:list-item>
      </text:list>
      <text:p text:style-name="P9"><text:line-break/><text:span text:style-name="T5">[/ XXX] </text:span></text:p>
      <text:p text:style-name="P5"/>
      <text:p text:style-name="P3"/>
      <text:p text:style-name="P3">----------------------------------------- [TEMPLATE] 20200430_172130</text:p>
      <text:p text:style-name="P4"><text:span text:style-name="T1">24_X</text:span>--------------------------------------------------------------------</text:p>
      <text:p text:style-name="P7">res free# JVEMV6 37# 24_X / 37. miscs / 24. UFO-science / XXX</text:p>
      <text:p text:style-name="P4"/>
      <text:p text:style-name="P4">[do] <text:span text:style-name="T4">#_ </text:span></text:p>
      <text:list xml:id="list37238249" text:continue-list="list37243791" text:style-name="L13">
        <text:list-item>
          <text:p text:style-name="P26">REVIEW </text:p>
        </text:list-item>
        <text:list-item>
          <text:p text:style-name="P26">TASK-1</text:p>
        </text:list-item>
      </text:list>
      <text:list xml:id="list37244339" text:continue-list="list37248292" text:style-name="L10">
        <text:list-item>
          <text:list>
            <text:list-item>
              <text:p text:style-name="P24">read</text:p>
            </text:list-item>
          </text:list>
        </text:list-item>
      </text:list>
      <text:section text:style-name="Sect2" text:name="セクション3">
        <text:list xml:id="list37253798" text:continue-numbering="true" text:style-name="L10">
          <text:list-item>
            <text:list>
              <text:list-item>
                <text:list>
                  <text:list-item>
                    <text:p text:style-name="P24"><text:soft-page-break/>XX</text:p>
                  </text:list-item>
                  <text:list-item>
                    <text:p text:style-name="P24">XX</text:p>
                  </text:list-item>
                  <text:list-item>
                    <text:p text:style-name="P24">XX</text:p>
                  </text:list-item>
                </text:list>
              </text:list-item>
            </text:list>
          </text:list-item>
        </text:list>
      </text:section>
      <text:list xml:id="list37244233" text:continue-numbering="true" text:style-name="L10">
        <text:list-item>
          <text:list>
            <text:list-item>
              <text:p text:style-name="P24">came to know</text:p>
            </text:list-item>
            <text:list-item>
              <text:p text:style-name="P24">wanna-know</text:p>
            </text:list-item>
            <text:list-item>
              <text:p text:style-name="P24"/>
            </text:list-item>
          </text:list>
        </text:list-item>
      </text:list>
      <text:p text:style-name="P11"/>
      <text:p text:style-name="P4">[next]</text:p>
      <text:list xml:id="list1742677133943989287" text:style-name="L20">
        <text:list-item>
          <text:p text:style-name="P47">TASK</text:p>
        </text:list-item>
      </text:list>
      <text:p text:style-name="P4">[further]</text:p>
      <text:list xml:id="list813719360172533296" text:style-name="L21">
        <text:list-item>
          <text:p text:style-name="P48"/>
        </text:list-item>
      </text:list>
      <text:p text:style-name="P9"><text:line-break/><text:span text:style-name="T5">[/ XXX] </text:span></text:p>
      <text:p text:style-name="P9"/>
      <text:p text:style-name="P6"/>
      <text:p text:style-name="P4">/ <text:span text:style-name="T2">------------------------------- [TEMPLATE] 20200430_172130 /</text:span></text:p>
      <text:p text:style-name="P3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p text:style-name="P13"><text:a xlink:type="simple" xlink:href="https://www.matrixdisclosure.com/nikola-tesla-dynamic-theory-gravity/" text:style-name="Internet_20_link" text:visited-style-name="Visited_20_Internet_20_Link">https://www.matrixdisclosure.com/nikola-</text:a><text:a xlink:type="simple" xlink:href="https://www.matrixdisclosure.com/nikola-tesla-dynamic-theory-gravity/" text:style-name="Internet_20_link" text:visited-style-name="Visited_20_Internet_20_Link">tesla-dynamic-theory-gravity/</text:a><text:span text:style-name="T6"> </text:span></text:p>
          </table:table-cell>
          <table:table-cell table:style-name="表3.C1" office:value-type="string">
            <text:p text:style-name="P12">2020年4月21日15:14:05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2"><text:a xlink:type="simple" xlink:href="https://teslaresearch.jimdofree.com/dynamic-theory-of-gravity/" text:style-name="Internet_20_link" text:visited-style-name="Visited_20_Internet_20_Link">https://teslaresearch.jimdofree.com/dynami</text:a><text:a xlink:type="simple" xlink:href="https://teslaresearch.jimdofree.com/dynamic-theory-of-gravity/" text:style-name="Internet_20_link" text:visited-style-name="Visited_20_Internet_20_Link">c-theory-of-gravity/</text:a></text:p>
          </table:table-cell>
          <table:table-cell table:style-name="表3.C2" office:value-type="string">
            <text:p text:style-name="P12">2020年4月21日15:18:35</text:p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4"/>
          </table:table-cell>
          <table:table-cell table:style-name="表3.C2" office:value-type="string">
            <text:p text:style-name="P14"/>
          </table:table-cell>
        </table:table-row>
      </table:table>
      <text:p text:style-name="P3"/>
      <text:p text:style-name="P3"/>
      <text:p text:style-name="P3">-------------------------------------- TOPICS</text:p>
      <text:p text:style-name="P3"/>
      <text:p text:style-name="P3"><text:soft-page-break/></text:p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list xml:id="list6008675276837500217" text:style-name="L22">
        <text:list-item>
          <text:p text:style-name="P35">tesla gravity<text:tab/>2020年4月21日15:14:39</text:p>
          <text:list>
            <text:list-item>
              <text:p text:style-name="P35">https://duckduckgo.com/?q=tesla+gravity&amp;t=h_&amp;ia=web</text:p>
            </text:list-item>
          </text:list>
        </text:list-item>
        <text:list-item>
          <text:p text:style-name="P35"/>
        </text:list-item>
      </text:list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C1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r oj &amp;&amp; s</text:p>
          </table:table-cell>
        </table:table-row>
        <table:table-row>
          <table:table-cell table:style-name="表1.A2" office:value-type="string">
            <text:p text:style-name="P3"/>
          </table:table-cell>
        </table:table-row>
        <table:table-row>
          <table:table-cell table:style-name="表1.A2" office:value-type="string">
            <text:p text:style-name="P3">C:\WORKS_2\a.bat &amp;&amp; r oj &amp;&amp; git add -A &amp;&amp; git commit -m ^"(res : <text:soft-page-break/>JVE_37#24 : UFO-science) periodical updates^" &amp;&amp; e &amp;&amp; p</text:p>
          </table:table-cell>
        </table:table-row>
        <table:table-row>
          <table:table-cell table:style-name="表1.A4" office:value-type="string">
            <text:p text:style-name="P3">C:\WORKS_2\a.bat &amp;&amp; r oj &amp;&amp; git add -A &amp;&amp; git commit -m ^"(res : JVE_37#24.1 : UFO-science : eman [3]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><text:span text:style-name="T3"/></text:p>
      <text:p text:style-name="P8"><text:span text:style-name="T3">closing 20200610_170116</text:span></text:p>
      <table:table table:name="表4" table:style-name="表4">
        <table:table-column table:style-name="表4.A"/>
        <table:table-row>
          <table:table-cell table:style-name="表4.A1" office:value-type="string">
            <text:list xml:id="list2740517006059245770" text:style-name="L28">
              <text:list-item>
                <text:p text:style-name="P17"><text:span text:style-name="T7">git</text:span></text:p>
              </text:list-item>
              <text:list-item>
                <text:p text:style-name="P17"><text:span text:style-name="T7">close apps</text:span></text:p>
                <text:list>
                  <text:list-item>
                    <text:p text:style-name="P17"><text:span text:style-name="T7">browser pages</text:span></text:p>
                  </text:list-item>
                  <text:list-item>
                    <text:p text:style-name="P17"><text:span text:style-name="T7">folders</text:span></text:p>
                  </text:list-item>
                  <text:list-item>
                    <text:p text:style-name="P17"><text:span text:style-name="T7">docs</text:span>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string">
            <text:p text:style-name="P1"/>
          </table:table-cell>
        </table:table-row>
      </table:table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10T17:02:08.18</dc:date>
    <dc:creator>iwabuchi ken</dc:creator>
    <meta:editing-duration>PT8H14M32S</meta:editing-duration>
    <meta:editing-cycles>85</meta:editing-cycles>
    <meta:generator>OpenOffice/4.1.3$Win32 OpenOffice.org_project/413m1$Build-9783</meta:generator>
    <meta:document-statistic meta:table-count="8" meta:image-count="0" meta:object-count="0" meta:page-count="13" meta:paragraph-count="230" meta:word-count="1410" meta:character-count="6077"/>
  </office:meta>
</office:document-meta>
</file>